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FilterChain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ilterProxy.ServletFilterProxy( 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FilterChain.MockFilterChain( Servlet servlet , Filter ...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FilterChain.doFilter( ServletRequest request , 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FilterProxy.doFilter( ServletRequest request , ServletResponse response , 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ilterProxy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FilterProxy.init( FilterConfig fil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FilterChain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hain.MockFilterChain( 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hain.initFilterList( Servlet servlet , Filter ...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FilterChain.MockFilte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ilterProx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hain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